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173in" fo:break-before="auto" style:use-optimal-row-height="true"/>
    </style:style>
    <style:style style:name="ro2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ff00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ffff"/>
    </style:style>
    <style:style style:name="ce65" style:family="table-cell" style:parent-style-name="Default">
      <style:table-cell-properties fo:background-color="#ff0000"/>
    </style:style>
    <style:style style:name="ce6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7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71" style:family="table-cell" style:parent-style-name="Default">
      <style:table-cell-properties fo:background-color="#00ffff"/>
    </style:style>
    <style:style style:name="ce72" style:family="table-cell" style:parent-style-name="Default">
      <style:table-cell-properties fo:background-color="#ffff00"/>
    </style:style>
    <style:style style:name="ce73" style:family="table-cell" style:parent-style-name="Default">
      <style:table-cell-properties fo:background-color="#cfe7f5"/>
    </style:style>
    <style:style style:name="ce74" style:family="table-cell" style:parent-style-name="Default">
      <style:text-properties fo:color="#800000" fo:font-weight="bold" style:font-weight-asian="bold" style:font-weight-complex="bold"/>
    </style:style>
    <style:style style:name="ce75" style:family="table-cell" style:parent-style-name="Default">
      <style:text-properties fo:color="#ff3366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dcff"/>
    </style:style>
    <style:style style:name="ce79" style:family="table-cell" style:parent-style-name="Default" style:data-style-name="N37"/>
    <style:style style:name="ce80" style:family="table-cell" style:parent-style-name="Default">
      <style:text-properties fo:color="#00ff00"/>
    </style:style>
    <style:style style:name="ce81" style:family="table-cell" style:parent-style-name="Default">
      <style:table-cell-properties fo:background-color="#ffffff"/>
      <style:text-properties fo:color="#000000"/>
    </style:style>
    <style:style style:name="ce8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ff"/>
    </style:style>
    <style:style style:name="ce88" style:family="table-cell" style:parent-style-name="Default">
      <style:table-cell-properties fo:background-color="#23ff23"/>
    </style:style>
    <style:style style:name="ce8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00ccff"/>
    </style:style>
    <style:style style:name="ce91" style:family="table-cell" style:parent-style-name="Default">
      <style:table-cell-properties fo:background-color="#e6e6ff"/>
    </style:style>
    <style:style style:name="ce92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99ff66"/>
    </style:style>
    <style:style style:name="ce98" style:family="table-cell" style:parent-style-name="Default">
      <style:table-cell-properties fo:background-color="#33ff99"/>
    </style:style>
    <style:style style:name="ce9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0" style:family="table-cell" style:parent-style-name="Default">
      <style:table-cell-properties fo:background-color="#00cc33"/>
    </style:style>
    <style:style style:name="ce101" style:family="table-cell" style:parent-style-name="Default">
      <style:table-cell-properties fo:background-color="#99ccff"/>
    </style:style>
    <style:style style:name="ce102" style:family="table-cell" style:parent-style-name="Default">
      <style:table-cell-properties fo:background-color="#00ff66"/>
    </style:style>
    <style:style style:name="ce103" style:family="table-cell" style:parent-style-name="Default">
      <style:table-cell-properties fo:background-color="#00cc00"/>
    </style:style>
    <style:style style:name="ce104" style:family="table-cell" style:parent-style-name="Default">
      <style:table-cell-properties fo:background-color="#ff00ff"/>
    </style:style>
    <style:style style:name="ce10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>
      <style:table-cell-properties fo:background-color="#ff3366"/>
    </style:style>
    <style:style style:name="ce107" style:family="table-cell" style:parent-style-name="Default">
      <style:table-cell-properties fo:background-color="#ff3333"/>
    </style:style>
    <style:style style:name="ce108" style:family="table-cell" style:parent-style-name="Default" style:data-style-name="N0"/>
    <style:style style:name="ce109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>
      <style:text-properties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99ffff"/>
    </style:style>
    <style:style style:name="ce112" style:family="table-cell" style:parent-style-name="Default">
      <style:table-cell-properties fo:background-color="#9966cc"/>
    </style:style>
    <style:style style:name="ce1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font-name="Liberation Serif" fo:font-size="14pt" fo:font-weight="bold" style:font-name-asian="Droid Sans Fallback" style:font-size-asian="14pt" style:font-name-complex="FreeSans" style:font-size-complex="14pt"/>
    </style:style>
    <style:style style:name="ce123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3"/>
        <table:table-column table:style-name="co19" table:default-cell-style-name="ce46"/>
        <table:table-column table:style-name="co20" table:default-cell-style-name="ce43"/>
        <table:table-column table:style-name="co1" table:number-columns-repeated="7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7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3" office:value-type="string" calcext:value-type="string">
            <text:p>֊ Արեգ․</text:p>
          </table:table-cell>
          <table:table-cell table:number-columns-repeated="5"/>
          <table:table-cell table:style-name="ce5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7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3" office:value-type="string" calcext:value-type="string">
            <text:p>-Համլետ</text:p>
          </table:table-cell>
          <table:table-cell table:number-columns-repeated="5"/>
          <table:table-cell table:style-name="ce6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7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3" office:value-type="string" calcext:value-type="string">
            <text:p>֊Ալեք</text:p>
          </table:table-cell>
          <table:table-cell table:number-columns-repeated="5"/>
          <table:table-cell table:style-name="ce6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1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3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5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7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7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7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7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3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7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3" office:value-type="string" calcext:value-type="string">
            <text:p>֊Ալեք</text:p>
          </table:table-cell>
          <table:table-cell table:style-name="ce43"/>
          <table:table-cell table:style-name="ce43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3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7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-Հրաչ</text:p>
          </table:table-cell>
          <table:table-cell table:style-name="ce43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7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7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70" table:formula="of:=[.L18]+4160" office:value-type="float" office:value="7101.81722689076" calcext:value-type="float">
            <text:p>7101.8172268908</text:p>
          </table:table-cell>
          <table:table-cell table:style-name="ce7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1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7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3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65" office:value-type="float" office:value="-4300" calcext:value-type="float">
            <text:p>-4300</text:p>
          </table:table-cell>
          <table:table-cell table:style-name="ce43" table:formula="of:=SUM([.L2:.L19])" office:value-type="float" office:value="94857.9716117216" calcext:value-type="float">
            <text:p>94857.9716117216</text:p>
          </table:table-cell>
          <table:table-cell table:style-name="ce43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3" office:value-type="string" calcext:value-type="string">
            <text:p>Gena</text:p>
          </table:table-cell>
          <table:table-cell table:style-name="ce71" table:formula="of:=SUM([.H76])" office:value-type="float" office:value="1550.57692307692" calcext:value-type="float">
            <text:p>1550.5769230769</text:p>
          </table:table-cell>
          <table:table-cell table:style-name="ce7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3" office:value-type="string" calcext:value-type="string">
            <text:p>֊Ալեք</text:p>
          </table:table-cell>
          <table:table-cell table:style-name="ce43" table:number-columns-repeated="2"/>
          <table:table-cell table:number-columns-repeated="3"/>
          <table:table-cell table:style-name="ce5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3" office:value-type="string" calcext:value-type="string">
            <text:p>Arus</text:p>
          </table:table-cell>
          <table:table-cell table:style-name="ce71" office:value-type="float" office:value="400" calcext:value-type="float">
            <text:p>400</text:p>
          </table:table-cell>
          <table:table-cell table:style-name="ce7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3"/>
          <table:table-cell table:style-name="ce43" office:value-type="string" calcext:value-type="string">
            <text:p>-Սարգիս</text:p>
          </table:table-cell>
          <table:table-cell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3"/>
          <table:table-cell table:number-columns-repeated="3"/>
        </table:table-row>
        <table:table-row table:style-name="ro9">
          <table:table-cell/>
          <table:table-cell table:style-name="ce43"/>
          <table:table-cell table:style-name="ce43" office:value-type="string" calcext:value-type="string">
            <text:p>֊Ալեք</text:p>
          </table:table-cell>
          <table:table-cell table:style-name="ce43" office:value-type="string" calcext:value-type="string">
            <text:p>-Հրաչ</text:p>
          </table:table-cell>
          <table:table-cell table:number-columns-repeated="3"/>
          <table:table-cell table:style-name="ce6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3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3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3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3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3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3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3"/>
          <table:table-cell/>
          <table:table-cell table:style-name="ce43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3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3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3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3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3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3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3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5" office:value-type="float" office:value="-5400" calcext:value-type="float">
            <text:p>-5400</text:p>
          </table:table-cell>
          <table:table-cell/>
          <table:table-cell table:style-name="ce43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4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3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3" office:value-type="string" calcext:value-type="string">
            <text:p>-Սարգիս</text:p>
          </table:table-cell>
          <table:table-cell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3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3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3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3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3" office:value-type="string" calcext:value-type="string">
            <text:p>- Արմենուհի</text:p>
          </table:table-cell>
          <table:table-cell table:style-name="ce43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3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3" office:value-type="string" calcext:value-type="string">
            <text:p>-Հրաչ</text:p>
          </table:table-cell>
          <table:table-cell/>
          <table:table-cell table:style-name="ce43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3" office:value-type="string" calcext:value-type="string">
            <text:p>-Արման</text:p>
          </table:table-cell>
          <table:table-cell table:style-name="ce6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3"/>
          <table:table-cell/>
          <table:table-cell table:style-name="ce43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1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3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4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3" office:value-type="string" calcext:value-type="string">
            <text:p>-Սարգիս</text:p>
          </table:table-cell>
          <table:table-cell table:style-name="ce43" table:number-columns-repeated="2"/>
          <table:table-cell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3" office:value-type="string" calcext:value-type="string">
            <text:p>֊Ալեք</text:p>
          </table:table-cell>
          <table:table-cell table:number-columns-repeated="3"/>
          <table:table-cell table:style-name="ce6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3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3" office:value-type="string" calcext:value-type="string">
            <text:p>- Արմենուհի</text:p>
          </table:table-cell>
          <table:table-cell table:style-name="ce43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3" table:number-columns-repeated="2"/>
          <table:table-cell/>
          <table:table-cell table:style-name="ce43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3" office:value-type="string" calcext:value-type="string">
            <text:p>-Արման</text:p>
          </table:table-cell>
          <table:table-cell table:style-name="ce6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3" office:value-type="string" calcext:value-type="string">
            <text:p>+Arus</text:p>
          </table:table-cell>
          <table:table-cell/>
          <table:table-cell table:style-name="ce43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1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3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2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3" table:formula="of:=SUM([.B2:.F2])" office:value-type="float" office:value="22200" calcext:value-type="float">
            <text:p>22200</text:p>
          </table:table-cell>
          <table:table-cell table:style-name="ce54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6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9];[.C19];[.E19];[.F19])" office:value-type="float" office:value="1175.41666666667" calcext:value-type="float">
            <text:p>1175.4166666667</text:p>
          </table:table-cell>
          <table:table-cell table:style-name="ce43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1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Արեգ</text:p>
          </table:table-cell>
          <table:table-cell table:style-name="ce55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1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3" table:number-columns-repeated="5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3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3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3" table:number-columns-repeated="3"/>
          <table:table-cell table:number-columns-repeated="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43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style-name="ce46" table:formula="of:=SUM([.B19];[.D19];[.E19];[.F19])" office:value-type="float" office:value="1268.27380952381" calcext:value-type="float">
            <text:p>1268.2738095238</text:p>
          </table:table-cell>
          <table:table-cell table:style-name="ce43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6" table:formula="of:=SUM([.E19])" office:value-type="float" office:value="318.75" calcext:value-type="float">
            <text:p>318.75</text:p>
          </table:table-cell>
          <table:table-cell table:style-name="ce43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6" table:formula="of:=SUM([.B19:.E19])" office:value-type="float" office:value="1218.27380952381" calcext:value-type="float">
            <text:p>1218.2738095238</text:p>
          </table:table-cell>
          <table:table-cell table:style-name="ce54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4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3" table:formula="of:=[.B2]/15" office:value-type="float" office:value="306.666666666667" calcext:value-type="float">
            <text:p>306.6666666667</text:p>
          </table:table-cell>
          <table:table-cell table:style-name="ce43" table:formula="of:=[.C2]/14" office:value-type="float" office:value="250" calcext:value-type="float">
            <text:p>250</text:p>
          </table:table-cell>
          <table:table-cell table:style-name="ce43" table:formula="of:=[.D2]/14" office:value-type="float" office:value="342.857142857143" calcext:value-type="float">
            <text:p>342.8571428571</text:p>
          </table:table-cell>
          <table:table-cell table:style-name="ce43" table:formula="of:=[.E2]/16" office:value-type="float" office:value="318.75" calcext:value-type="float">
            <text:p>318.75</text:p>
          </table:table-cell>
          <table:table-cell table:style-name="ce43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1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3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3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1]/13" office:value-type="float" office:value="284.615384615385" calcext:value-type="float">
            <text:p>284.6153846154</text:p>
          </table:table-cell>
          <table:table-cell table:style-name="ce43" table:formula="of:=[.C21]/14" office:value-type="float" office:value="328.571428571429" calcext:value-type="float">
            <text:p>328.5714285714</text:p>
          </table:table-cell>
          <table:table-cell table:style-name="ce43" table:formula="of:=[.D21]/14" office:value-type="float" office:value="350" calcext:value-type="float">
            <text:p>350</text:p>
          </table:table-cell>
          <table:table-cell table:style-name="ce43" table:formula="of:=[.E21]/13" office:value-type="float" office:value="400" calcext:value-type="float">
            <text:p>400</text:p>
          </table:table-cell>
          <table:table-cell table:style-name="ce43" table:formula="of:=[.F21]/14" office:value-type="float" office:value="221.428571428571" calcext:value-type="float">
            <text:p>221.4285714286</text:p>
          </table:table-cell>
          <table:table-cell table:style-name="ce43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3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3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39]/14" office:value-type="float" office:value="278.571428571429" calcext:value-type="float">
            <text:p>278.5714285714</text:p>
          </table:table-cell>
          <table:table-cell table:style-name="ce43" table:formula="of:=[.C39]/15" office:value-type="float" office:value="340" calcext:value-type="float">
            <text:p>340</text:p>
          </table:table-cell>
          <table:table-cell table:style-name="ce43" table:formula="of:=[.D39]/15" office:value-type="float" office:value="286.666666666667" calcext:value-type="float">
            <text:p>286.6666666667</text:p>
          </table:table-cell>
          <table:table-cell table:style-name="ce43" table:formula="of:=[.E39]/14" office:value-type="float" office:value="342.857142857143" calcext:value-type="float">
            <text:p>342.8571428571</text:p>
          </table:table-cell>
          <table:table-cell table:style-name="ce43" table:formula="of:=[.F39]/15" office:value-type="float" office:value="280" calcext:value-type="float">
            <text:p>280</text:p>
          </table:table-cell>
          <table:table-cell table:style-name="ce43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3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3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3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1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3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4" office:value-type="float" office:value="4500" calcext:value-type="float">
            <text:p>4500</text:p>
          </table:table-cell>
          <table:table-cell table:style-name="ce43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3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3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3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3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3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4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3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77]/13" office:value-type="float" office:value="353.846153846154" calcext:value-type="float">
            <text:p>353.8461538462</text:p>
          </table:table-cell>
          <table:table-cell table:style-name="ce43" table:formula="of:=[.C77]/14" office:value-type="float" office:value="300" calcext:value-type="float">
            <text:p>300</text:p>
          </table:table-cell>
          <table:table-cell table:style-name="ce43" table:formula="of:=[.D77]/14" office:value-type="float" office:value="242.857142857143" calcext:value-type="float">
            <text:p>242.8571428571</text:p>
          </table:table-cell>
          <table:table-cell table:style-name="ce43" table:formula="of:=[.E77]/14" office:value-type="float" office:value="285.714285714286" calcext:value-type="float">
            <text:p>285.7142857143</text:p>
          </table:table-cell>
          <table:table-cell table:style-name="ce43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3"/>
        <table:table-column table:style-name="co25" table:default-cell-style-name="ce46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1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1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1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1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3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3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4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4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3" table:formula="of:=[.B2]/16" office:value-type="float" office:value="337.5" calcext:value-type="float">
            <text:p>337.5</text:p>
          </table:table-cell>
          <table:table-cell table:style-name="ce43" table:formula="of:=[.C2]/16" office:value-type="float" office:value="325" calcext:value-type="float">
            <text:p>325</text:p>
          </table:table-cell>
          <table:table-cell table:style-name="ce43" table:formula="of:=[.D2]/16" office:value-type="float" office:value="262.5" calcext:value-type="float">
            <text:p>262.5</text:p>
          </table:table-cell>
          <table:table-cell table:style-name="ce43" table:formula="of:=[.E2]/17" office:value-type="float" office:value="276.470588235294" calcext:value-type="float">
            <text:p>276.4705882353</text:p>
          </table:table-cell>
          <table:table-cell table:style-name="ce43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3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3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3"/>
          <table:table-cell table:number-columns-repeated="6"/>
          <table:table-cell table:style-name="ce54"/>
          <table:table-cell table:number-columns-repeated="7"/>
        </table:table-row>
        <table:table-row table:style-name="ro8">
          <table:table-cell table:style-name="ce43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4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5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3"/>
          <table:table-cell table:number-columns-repeated="4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style-name="ce43" office:value-type="string" calcext:value-type="string">
            <text:p>- Սարգիս</text:p>
          </table:table-cell>
          <table:table-cell table:style-name="ce43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style-name="ce67" office:value-type="string" calcext:value-type="string">
            <text:p>- Գայանե</text:p>
          </table:table-cell>
          <table:table-cell table:style-name="ce67" office:value-type="string" calcext:value-type="string">
            <text:p>- Անի Գ․</text:p>
          </table:table-cell>
          <table:table-cell table:style-name="ce6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4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6" office:value-type="string" calcext:value-type="string">
            <text:p>- Ալեք</text:p>
          </table:table-cell>
          <table:table-cell table:style-name="ce6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25]/14" office:value-type="float" office:value="342.857142857143" calcext:value-type="float">
            <text:p>342.8571428571</text:p>
          </table:table-cell>
          <table:table-cell table:style-name="ce43" table:formula="of:=[.C25]/16" office:value-type="float" office:value="268.75" calcext:value-type="float">
            <text:p>268.75</text:p>
          </table:table-cell>
          <table:table-cell table:style-name="ce43" table:formula="of:=[.D25]/12" office:value-type="float" office:value="416.666666666667" calcext:value-type="float">
            <text:p>416.6666666667</text:p>
          </table:table-cell>
          <table:table-cell table:style-name="ce43" table:formula="of:=[.E25]/13" office:value-type="float" office:value="346.153846153846" calcext:value-type="float">
            <text:p>346.1538461538</text:p>
          </table:table-cell>
          <table:table-cell table:style-name="ce43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3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7"/>
          <table:table-cell table:number-columns-repeated="2" table:style-name="ce43" office:value-type="string" calcext:value-type="string">
            <text:p>- Ալեք</text:p>
          </table:table-cell>
          <table:table-cell table:style-name="ce67"/>
          <table:table-cell table:style-name="ce6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48]/14" office:value-type="float" office:value="328.571428571429" calcext:value-type="float">
            <text:p>328.5714285714</text:p>
          </table:table-cell>
          <table:table-cell table:style-name="ce43" table:formula="of:=[.C48]/13" office:value-type="float" office:value="361.538461538462" calcext:value-type="float">
            <text:p>361.5384615385</text:p>
          </table:table-cell>
          <table:table-cell table:style-name="ce43" table:formula="of:=[.D48]/13" office:value-type="float" office:value="307.692307692308" calcext:value-type="float">
            <text:p>307.6923076923</text:p>
          </table:table-cell>
          <table:table-cell table:style-name="ce43" table:formula="of:=[.E48]/14" office:value-type="float" office:value="357.142857142857" calcext:value-type="float">
            <text:p>357.1428571429</text:p>
          </table:table-cell>
          <table:table-cell table:style-name="ce43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3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4</text:span></text:p>
          </table:table-cell>
          <table:table-cell table:style-name="ce4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4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54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7" office:value-type="string" calcext:value-type="string">
            <text:p>- Գենա</text:p>
          </table:table-cell>
          <table:table-cell table:number-columns-repeated="4" table:style-name="ce6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7" office:value-type="string" calcext:value-type="string">
            <text:p>- Անի Գ․</text:p>
          </table:table-cell>
          <table:table-cell table:style-name="ce46" table:number-columns-repeated="2"/>
          <table:table-cell table:style-name="ce4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6" office:value-type="string" calcext:value-type="string">
            <text:p>- Հասմիկ Դ</text:p>
          </table:table-cell>
          <table:table-cell table:number-columns-repeated="4" table:style-name="ce6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7" office:value-type="string" calcext:value-type="string">
            <text:p>- Համլետ</text:p>
          </table:table-cell>
          <table:table-cell/>
          <table:table-cell table:style-name="ce67" office:value-type="string" calcext:value-type="string">
            <text:p>- Համլետ</text:p>
          </table:table-cell>
          <table:table-cell table:style-name="ce43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3" table:number-columns-repeated="5"/>
          <table:table-cell table:style-name="Default"/>
          <table:table-cell table:style-name="ce43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5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3"/>
        <table:table-column table:style-name="co21" table:default-cell-style-name="ce46"/>
        <table:table-column table:style-name="co21" table:default-cell-style-name="ce43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5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7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7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7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5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7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1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1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1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8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1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8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8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3" office:value-type="string" calcext:value-type="string">
            <text:p>- Մանե</text:p>
          </table:table-cell>
          <table:table-cell table:style-name="ce43"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7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3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7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4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7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7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7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3" table:formula="of:=[.B2]/12" office:value-type="float" office:value="408.333333333333" calcext:value-type="float">
            <text:p>408.3333333333</text:p>
          </table:table-cell>
          <table:table-cell table:style-name="ce43" table:formula="of:=[.C2]/11" office:value-type="float" office:value="436.363636363636" calcext:value-type="float">
            <text:p>436.3636363636</text:p>
          </table:table-cell>
          <table:table-cell table:style-name="ce43" table:formula="of:=[.D2]/12" office:value-type="float" office:value="333.333333333333" calcext:value-type="float">
            <text:p>333.3333333333</text:p>
          </table:table-cell>
          <table:table-cell table:style-name="ce43" table:formula="of:=[.E2]/12" office:value-type="float" office:value="325" calcext:value-type="float">
            <text:p>325</text:p>
          </table:table-cell>
          <table:table-cell table:style-name="ce43" table:formula="of:=[.F2]/9" office:value-type="float" office:value="500" calcext:value-type="float">
            <text:p>500</text:p>
          </table:table-cell>
          <table:table-cell table:style-name="Default"/>
          <table:table-cell table:style-name="ce76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7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4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3" office:value-type="string" calcext:value-type="string">
            <text:p>- Մանե</text:p>
          </table:table-cell>
          <table:table-cell table:style-name="ce43"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3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24]/11" office:value-type="float" office:value="445.454545454545" calcext:value-type="float">
            <text:p>445.4545454545</text:p>
          </table:table-cell>
          <table:table-cell table:style-name="ce43" table:formula="of:=[.C24]/9" office:value-type="float" office:value="166.666666666667" calcext:value-type="float">
            <text:p>166.6666666667</text:p>
          </table:table-cell>
          <table:table-cell table:style-name="ce43" table:formula="of:=[.D24]/11" office:value-type="float" office:value="354.545454545455" calcext:value-type="float">
            <text:p>354.5454545455</text:p>
          </table:table-cell>
          <table:table-cell table:style-name="ce43" table:formula="of:=[.E24]/10" office:value-type="float" office:value="450" calcext:value-type="float">
            <text:p>450</text:p>
          </table:table-cell>
          <table:table-cell table:style-name="ce43" table:formula="of:=[.F24]/10" office:value-type="float" office:value="630" calcext:value-type="float">
            <text:p>630</text:p>
          </table:table-cell>
          <table:table-cell table:style-name="Default"/>
          <table:table-cell table:style-name="ce76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4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number-columns-repeated="3"/>
          <table:table-cell table:style-name="ce43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3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4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formula="of:=[.C40]/11" office:value-type="float" office:value="436.363636363636" calcext:value-type="float">
            <text:p>436.3636363636</text:p>
          </table:table-cell>
          <table:table-cell table:style-name="ce43" table:formula="of:=[.D40]/11" office:value-type="float" office:value="400" calcext:value-type="float">
            <text:p>400</text:p>
          </table:table-cell>
          <table:table-cell table:style-name="ce43" table:formula="of:=[.E40]/10" office:value-type="float" office:value="360" calcext:value-type="float">
            <text:p>360</text:p>
          </table:table-cell>
          <table:table-cell table:style-name="ce43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6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style-name="ce5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4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7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3" table:formula="of:=[.C56]/12" office:value-type="float" office:value="341.666666666667" calcext:value-type="float">
            <text:p>341.6666666667</text:p>
          </table:table-cell>
          <table:table-cell table:style-name="ce43" table:formula="of:=[.D56]/10" office:value-type="float" office:value="400" calcext:value-type="float">
            <text:p>400</text:p>
          </table:table-cell>
          <table:table-cell table:style-name="ce43" table:formula="of:=[.E56]/9" office:value-type="float" office:value="355.555555555556" calcext:value-type="float">
            <text:p>355.5555555556</text:p>
          </table:table-cell>
          <table:table-cell table:style-name="ce43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6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3"/>
        <table:table-column table:style-name="co27" table:default-cell-style-name="ce46"/>
        <table:table-column table:style-name="co1" table:default-cell-style-name="ce43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3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4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7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9" office:value-type="date" office:date-value="2015-10-05" calcext:value-type="date">
            <text:p>10/05/15</text:p>
          </table:table-cell>
          <table:table-cell table:style-name="ce43"/>
          <table:table-cell table:number-columns-repeated="5"/>
          <table:table-cell table:style-name="ce5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7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7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7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7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7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 table:style-name="ce43" office:value-type="string" calcext:value-type="string">
            <text:p>-Ani G</text:p>
          </table:table-cell>
          <table:table-cell table:style-name="ce43"/>
          <table:table-cell table:style-name="ce43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7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3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7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7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3" table:formula="of:=[.B2]/11" office:value-type="float" office:value="400" calcext:value-type="float">
            <text:p>400</text:p>
          </table:table-cell>
          <table:table-cell table:style-name="ce43" table:formula="of:=[.C2]/11" office:value-type="float" office:value="354.545454545455" calcext:value-type="float">
            <text:p>354.5454545455</text:p>
          </table:table-cell>
          <table:table-cell table:style-name="ce43" table:formula="of:=[.D2]/12" office:value-type="float" office:value="408.333333333333" calcext:value-type="float">
            <text:p>408.3333333333</text:p>
          </table:table-cell>
          <table:table-cell table:style-name="ce43" table:formula="of:=[.E2]/13" office:value-type="float" office:value="407.692307692308" calcext:value-type="float">
            <text:p>407.6923076923</text:p>
          </table:table-cell>
          <table:table-cell table:style-name="ce43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80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7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6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7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7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9" office:value-type="date" office:date-value="2015-10-12" calcext:value-type="date">
            <text:p>10/12/15</text:p>
          </table:table-cell>
          <table:table-cell table:style-name="ce43"/>
          <table:table-cell table:number-columns-repeated="5"/>
          <table:table-cell table:style-name="ce5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7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7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7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7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3" table:formula="of:=SUM([.L2:.L21])" office:value-type="float" office:value="103500" calcext:value-type="float">
            <text:p>103500</text:p>
          </table:table-cell>
          <table:table-cell table:style-name="ce43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/>
          <table:table-cell office:value-type="string" calcext:value-type="string">
            <text:p>+Arus</text:p>
          </table:table-cell>
          <table:table-cell table:number-columns-repeated="2" table:style-name="ce43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17]/12" office:value-type="float" office:value="375" calcext:value-type="float">
            <text:p>375</text:p>
          </table:table-cell>
          <table:table-cell table:style-name="ce43" table:formula="of:=[.C17]/14" office:value-type="float" office:value="350" calcext:value-type="float">
            <text:p>350</text:p>
          </table:table-cell>
          <table:table-cell table:style-name="ce43" table:formula="of:=[.D17]/14" office:value-type="float" office:value="314.285714285714" calcext:value-type="float">
            <text:p>314.2857142857</text:p>
          </table:table-cell>
          <table:table-cell table:style-name="ce43" table:formula="of:=[.E17]/16" office:value-type="float" office:value="331.25" calcext:value-type="float">
            <text:p>331.25</text:p>
          </table:table-cell>
          <table:table-cell table:style-name="ce43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6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81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3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9" office:value-type="date" office:date-value="2015-10-19" calcext:value-type="date">
            <text:p>10/19/15</text:p>
          </table:table-cell>
          <table:table-cell table:style-name="ce43"/>
          <table:table-cell table:number-columns-repeated="5"/>
          <table:table-cell table:style-name="ce5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3" office:value-type="string" calcext:value-type="string">
            <text:p>- Մանե</text:p>
          </table:table-cell>
          <table:table-cell table:number-columns-repeated="2"/>
          <table:table-cell table:style-name="ce43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 table:style-name="ce4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3" table:formula="of:=[.B37]/15" office:value-type="float" office:value="366.666666666667" calcext:value-type="float">
            <text:p>366.6666666667</text:p>
          </table:table-cell>
          <table:table-cell table:style-name="ce43" table:formula="of:=[.C37]/14" office:value-type="float" office:value="378.571428571429" calcext:value-type="float">
            <text:p>378.5714285714</text:p>
          </table:table-cell>
          <table:table-cell table:style-name="ce43" table:formula="of:=[.D37]/16" office:value-type="float" office:value="281.25" calcext:value-type="float">
            <text:p>281.25</text:p>
          </table:table-cell>
          <table:table-cell table:style-name="ce43" table:formula="of:=[.E37]/16" office:value-type="float" office:value="325" calcext:value-type="float">
            <text:p>325</text:p>
          </table:table-cell>
          <table:table-cell table:style-name="ce43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6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5"/>
          <table:table-cell table:number-columns-repeated="5"/>
        </table:table-row>
        <table:table-row table:style-name="ro8">
          <table:table-cell table:style-name="ce43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9" office:value-type="date" office:date-value="2015-10-26" calcext:value-type="date">
            <text:p>10/26/15</text:p>
          </table:table-cell>
          <table:table-cell table:style-name="ce43"/>
          <table:table-cell table:number-columns-repeated="5"/>
          <table:table-cell table:style-name="ce5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3"/>
          <table:table-cell table:number-columns-repeated="5"/>
          <table:table-cell table:style-name="ce6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3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4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4" office:value-type="string" calcext:value-type="string">
            <text:p>-Karen</text:p>
          </table:table-cell>
          <table:table-cell table:style-name="ce43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3" table:formula="of:=[.B57]/16" office:value-type="float" office:value="331.25" calcext:value-type="float">
            <text:p>331.25</text:p>
          </table:table-cell>
          <table:table-cell table:style-name="ce43" table:formula="of:=[.C57]/16" office:value-type="float" office:value="387.5" calcext:value-type="float">
            <text:p>387.5</text:p>
          </table:table-cell>
          <table:table-cell table:style-name="ce43" table:formula="of:=[.D57]/17" office:value-type="float" office:value="452.941176470588" calcext:value-type="float">
            <text:p>452.9411764706</text:p>
          </table:table-cell>
          <table:table-cell table:style-name="ce43" table:formula="of:=[.E57]/17" office:value-type="float" office:value="247.058823529412" calcext:value-type="float">
            <text:p>247.0588235294</text:p>
          </table:table-cell>
          <table:table-cell table:style-name="ce43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3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6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5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3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3" table:formula="of:=SUM([.B2:.F2])" office:value-type="float" office:value="30800" calcext:value-type="float">
            <text:p>30800</text:p>
          </table:table-cell>
          <table:table-cell table:style-name="ce5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7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7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7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7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3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3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7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3"/>
          <table:table-cell table:style-name="ce46" table:formula="of:=SUM([.B21];[.C21];[.D21];[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7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3"/>
          <table:table-cell table:style-name="ce46"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7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3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7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table:style-name="ce43"/>
          <table:table-cell table:style-name="ce46" table:formula="of:=SUM([.B21];[.C21];[.D21];[.F21])" office:value-type="float" office:value="1499.21568627451" calcext:value-type="float">
            <text:p>1499.2156862745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7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4" office:value-type="string" calcext:value-type="string">
            <text:p>-Areg</text:p>
          </table:table-cell>
          <table:table-cell/>
          <table:table-cell table:style-name="ce54" office:value-type="string" calcext:value-type="string">
            <text:p>-Areg</text:p>
          </table:table-cell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Sargis</text:p>
          </table:table-cell>
          <table:table-cell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7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6" table:formula="of:=SUM([.B21];[.D21])" office:value-type="float" office:value="776.470588235294" calcext:value-type="float">
            <text:p>776.4705882353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7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7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7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3" table:formula="of:=[.B2]/17" office:value-type="float" office:value="370.588235294118" calcext:value-type="float">
            <text:p>370.5882352941</text:p>
          </table:table-cell>
          <table:table-cell table:style-name="ce43" table:formula="of:=[.C2]/17" office:value-type="float" office:value="329.411764705882" calcext:value-type="float">
            <text:p>329.4117647059</text:p>
          </table:table-cell>
          <table:table-cell table:style-name="ce43" table:formula="of:=[.D2]/17" office:value-type="float" office:value="405.882352941176" calcext:value-type="float">
            <text:p>405.8823529412</text:p>
          </table:table-cell>
          <table:table-cell table:style-name="ce43" table:formula="of:=[.E2]/19" office:value-type="float" office:value="321.052631578947" calcext:value-type="float">
            <text:p>321.0526315789</text:p>
          </table:table-cell>
          <table:table-cell table:style-name="ce43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7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71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3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1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7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7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style-name="ce43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3" table:formula="of:=SUM([.B24:.F24])" office:value-type="float" office:value="20600" calcext:value-type="float">
            <text:p>20600</text:p>
          </table:table-cell>
          <table:table-cell table:style-name="ce54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3" table:formula="of:=SUM([.L2:.L23])" office:value-type="float" office:value="110200" calcext:value-type="float">
            <text:p>110200</text:p>
          </table:table-cell>
          <table:table-cell table:style-name="ce43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9" office:value-type="date" office:date-value="2015-11-11" calcext:value-type="date">
            <text:p>11/11/15</text:p>
          </table:table-cell>
          <table:table-cell table:number-columns-repeated="5"/>
          <table:table-cell table:style-name="ce43"/>
          <table:table-cell table:style-name="ce54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E43])" office:value-type="float" office:value="370.588235294118" calcext:value-type="float">
            <text:p>370.588235294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3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3" office:value-type="string" calcext:value-type="string">
            <text:p>+Saqo</text:p>
          </table:table-cell>
          <table:table-cell table:number-columns-repeated="2"/>
          <table:table-cell table:style-name="ce43" table:number-columns-repeated="2"/>
          <table:table-cell table:style-name="ce46" table:formula="of:=SUM([.C43])" office:value-type="float" office:value="440" calcext:value-type="float">
            <text:p>44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/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4]/15" office:value-type="float" office:value="406.666666666667" calcext:value-type="float">
            <text:p>406.6666666667</text:p>
          </table:table-cell>
          <table:table-cell table:style-name="ce43" table:formula="of:=[.C24]/5" office:value-type="float" office:value="440" calcext:value-type="float">
            <text:p>440</text:p>
          </table:table-cell>
          <table:table-cell table:style-name="ce43" table:formula="of:=[.D24]/17" office:value-type="float" office:value="0" calcext:value-type="float">
            <text:p>0</text:p>
          </table:table-cell>
          <table:table-cell table:style-name="ce43" table:formula="of:=[.E24]/17" office:value-type="float" office:value="370.588235294118" calcext:value-type="float">
            <text:p>370.5882352941</text:p>
          </table:table-cell>
          <table:table-cell table:style-name="ce43" table:formula="of:=[.F24]/17" office:value-type="float" office:value="352.941176470588" calcext:value-type="float">
            <text:p>352.9411764706</text:p>
          </table:table-cell>
          <table:table-cell/>
          <table:table-cell table:style-name="ce43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3" office:value-type="string" calcext:value-type="string">
            <text:p><text:span text:style-name="T3">3th</text:span></text:p>
          </table:table-cell>
          <table:table-cell table:style-name="ce43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3" table:formula="of:=SUM([.B45:.F45])" office:value-type="float" office:value="29300" calcext:value-type="float">
            <text:p>29300</text:p>
          </table:table-cell>
          <table:table-cell table:style-name="ce54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16/11/2015</text:p>
          </table:table-cell>
          <table:table-cell table:number-columns-repeated="5"/>
          <table:table-cell table:style-name="ce43"/>
          <table:table-cell table:style-name="ce54"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3"/>
          <table:table-cell office:value-type="string" calcext:value-type="string">
            <text:p>-Arman</text:p>
          </table:table-cell>
          <table:table-cell table:style-name="ce43"/>
          <table:table-cell table:style-name="ce6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3"/>
          <table:table-cell office:value-type="string" calcext:value-type="string">
            <text:p>-Mher</text:p>
          </table:table-cell>
          <table:table-cell table:style-name="ce43"/>
          <table:table-cell table:style-name="ce4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3"/>
          <table:table-cell table:style-name="ce46" table:formula="of:=SUM([.B65];[.E65];[.F65])" office:value-type="float" office:value="1242.08333333333" calcext:value-type="float">
            <text:p>1242.083333333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3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3"/>
          <table:table-cell table:style-name="ce4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3"/>
          <table:table-cell table:style-name="ce46" table:formula="of:=SUM([.C65];[.F65])" office:value-type="float" office:value="867.5" calcext:value-type="float">
            <text:p>867.5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 office:value-type="string" calcext:value-type="string">
            <text:p>- Karen</text:p>
          </table:table-cell>
          <table:table-cell table:style-name="ce54" office:value-type="string" calcext:value-type="string">
            <text:p>-Karen</text:p>
          </table:table-cell>
          <table:table-cell table:style-name="ce43" office:value-type="string" calcext:value-type="string">
            <text:p>- Մանե</text:p>
          </table:table-cell>
          <table:table-cell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3" office:value-type="string" calcext:value-type="string">
            <text:p>- Մանե</text:p>
          </table:table-cell>
          <table:table-cell/>
          <table:table-cell table:style-name="ce54" office:value-type="string" calcext:value-type="string">
            <text:p>+Karen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3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45]/15" office:value-type="float" office:value="393.333333333333" calcext:value-type="float">
            <text:p>393.3333333333</text:p>
          </table:table-cell>
          <table:table-cell table:style-name="ce43" table:formula="of:=[.C45]/16" office:value-type="float" office:value="387.5" calcext:value-type="float">
            <text:p>387.5</text:p>
          </table:table-cell>
          <table:table-cell table:style-name="ce43" table:formula="of:=[.D45]/13" office:value-type="float" office:value="500" calcext:value-type="float">
            <text:p>500</text:p>
          </table:table-cell>
          <table:table-cell table:style-name="ce43" table:formula="of:=[.E45]/16" office:value-type="float" office:value="368.75" calcext:value-type="float">
            <text:p>368.75</text:p>
          </table:table-cell>
          <table:table-cell table:style-name="ce43" table:formula="of:=[.F45]/10" office:value-type="float" office:value="480" calcext:value-type="float">
            <text:p>480</text:p>
          </table:table-cell>
          <table:table-cell/>
          <table:table-cell table:style-name="ce43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3" office:value-type="string" calcext:value-type="string">
            <text:p><text:span text:style-name="T3">4th</text:span></text:p>
          </table:table-cell>
          <table:table-cell table:style-name="ce43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3" table:formula="of:=SUM([.B67:.F67])" office:value-type="float" office:value="29500" calcext:value-type="float">
            <text:p>29500</text:p>
          </table:table-cell>
          <table:table-cell table:style-name="ce54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23/11/2015</text:p>
          </table:table-cell>
          <table:table-cell table:number-columns-repeated="5"/>
          <table:table-cell table:style-name="ce43"/>
          <table:table-cell table:style-name="ce54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88];[.D88];[.E88])" office:value-type="float" office:value="1285.71428571429" calcext:value-type="float">
            <text:p>1285.7142857143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3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3"/>
          <table:table-cell table:style-name="ce4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3"/>
          <table:table-cell table:style-name="ce46" table:formula="of:=SUM([.C88];[.E88])" office:value-type="float" office:value="884.615384615385" calcext:value-type="float">
            <text:p>884.6153846154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4" office:value-type="string" calcext:value-type="string">
            <text:p>- Karen</text:p>
          </table:table-cell>
          <table:table-cell table:style-name="ce54"/>
          <table:table-cell table:style-name="ce43" office:value-type="string" calcext:value-type="string">
            <text:p>+Stepan</text:p>
          </table:table-cell>
          <table:table-cell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3"/>
          <table:table-cell/>
          <table:table-cell table:style-name="ce54" office:value-type="string" calcext:value-type="string">
            <text:p>+Vahan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3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67]/14" office:value-type="float" office:value="464.285714285714" calcext:value-type="float">
            <text:p>464.2857142857</text:p>
          </table:table-cell>
          <table:table-cell table:style-name="ce43" table:formula="of:=[.C67]/13" office:value-type="float" office:value="484.615384615385" calcext:value-type="float">
            <text:p>484.6153846154</text:p>
          </table:table-cell>
          <table:table-cell table:style-name="ce43" table:formula="of:=[.D67]/14" office:value-type="float" office:value="421.428571428571" calcext:value-type="float">
            <text:p>421.4285714286</text:p>
          </table:table-cell>
          <table:table-cell table:style-name="ce43" table:formula="of:=[.E67]/14" office:value-type="float" office:value="400" calcext:value-type="float">
            <text:p>400</text:p>
          </table:table-cell>
          <table:table-cell table:style-name="ce43" table:formula="of:=[.F67]/15" office:value-type="float" office:value="346.666666666667" calcext:value-type="float">
            <text:p>346.6666666667</text:p>
          </table:table-cell>
          <table:table-cell/>
          <table:table-cell table:style-name="ce43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3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2:.F2])" office:value-type="float" office:value="32100" calcext:value-type="float">
            <text:p>32100</text:p>
          </table:table-cell>
          <table:table-cell table:style-name="ce5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6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7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9" office:value-type="string" calcext:value-type="string">
            <text:p>30/12/20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7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8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1];[.D21];[.E21])" office:value-type="float" office:value="1136.47058823529" calcext:value-type="float">
            <text:p>1136.4705882353</text:p>
          </table:table-cell>
          <table:table-cell table:style-name="ce82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8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3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4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3" office:value-type="string" calcext:value-type="string">
            <text:p>- Մանե</text:p>
          </table:table-cell>
          <table:table-cell table:style-name="ce43"/>
          <table:table-cell table:style-name="ce46" table:formula="of:=SUM([.B21];[.F21])" office:value-type="float" office:value="826.470588235294" calcext:value-type="float">
            <text:p>826.4705882353</text:p>
          </table:table-cell>
          <table:table-cell table:style-name="ce82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7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4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7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4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7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7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7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8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7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7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7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7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2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7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7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3" table:formula="of:=[.B2]/17" office:value-type="float" office:value="376.470588235294" calcext:value-type="float">
            <text:p>376.4705882353</text:p>
          </table:table-cell>
          <table:table-cell table:style-name="ce43" table:formula="of:=[.C2]/16" office:value-type="float" office:value="387.5" calcext:value-type="float">
            <text:p>387.5</text:p>
          </table:table-cell>
          <table:table-cell table:style-name="ce43" table:formula="of:=[.D2]/15" office:value-type="float" office:value="360" calcext:value-type="float">
            <text:p>360</text:p>
          </table:table-cell>
          <table:table-cell table:style-name="ce43" table:formula="of:=[.E2]/15" office:value-type="float" office:value="400" calcext:value-type="float">
            <text:p>400</text:p>
          </table:table-cell>
          <table:table-cell table:style-name="ce43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4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5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5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7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3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5"/>
          <table:table-cell office:value-type="string" calcext:value-type="string">
            <text:p>Vahe</text:p>
          </table:table-cell>
          <table:table-cell table:style-name="ce7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3" table:formula="of:=SUM([.B25:.F25])" office:value-type="float" office:value="32400" calcext:value-type="float">
            <text:p>32400</text:p>
          </table:table-cell>
          <table:table-cell table:style-name="ce5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8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9" office:value-type="date" office:date-value="2015-07-12" calcext:value-type="date">
            <text:p>07/12/15</text:p>
          </table:table-cell>
          <table:table-cell table:style-name="ce43"/>
          <table:table-cell table:number-columns-repeated="4"/>
          <table:table-cell table:style-name="ce43"/>
          <table:table-cell table:style-name="ce5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7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3" table:formula="of:=SUM([.L2:.L27])" office:value-type="float" office:value="156500" calcext:value-type="float">
            <text:p>156500</text:p>
          </table:table-cell>
          <table:table-cell table:style-name="ce43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3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1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4"/>
          <table:table-cell table:number-columns-repeated="2" office:value-type="string" calcext:value-type="string">
            <text:p>-Arman</text:p>
          </table:table-cell>
          <table:table-cell table:style-name="ce43" table:number-columns-repeated="2"/>
          <table:table-cell table:style-name="ce46" table:formula="of:=SUM([.C44];[.E44];[.F44])" office:value-type="float" office:value="1022.39938080495" calcext:value-type="float">
            <text:p>1022.399380805</text:p>
          </table:table-cell>
          <table:table-cell table:style-name="ce82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4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4" office:value-type="string" calcext:value-type="string">
            <text:p>-Gayane</text:p>
          </table:table-cell>
          <table:table-cell table:style-name="ce54" office:value-type="string" calcext:value-type="string">
            <text:p>-Karen</text:p>
          </table:table-cell>
          <table:table-cell table:style-name="ce54" office:value-type="string" calcext:value-type="string">
            <text:p>-Hamlet</text:p>
          </table:table-cell>
          <table:table-cell table:number-columns-repeated="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4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3" table:formula="of:=[.B25]/15" office:value-type="float" office:value="440" calcext:value-type="float">
            <text:p>440</text:p>
          </table:table-cell>
          <table:table-cell table:style-name="ce43" table:formula="of:=[.C25]/17" office:value-type="float" office:value="335.294117647059" calcext:value-type="float">
            <text:p>335.2941176471</text:p>
          </table:table-cell>
          <table:table-cell table:style-name="ce43" table:formula="of:=[.D25]/17" office:value-type="float" office:value="394.117647058824" calcext:value-type="float">
            <text:p>394.1176470588</text:p>
          </table:table-cell>
          <table:table-cell table:style-name="ce43" table:formula="of:=[.E25]/19" office:value-type="float" office:value="342.105263157895" calcext:value-type="float">
            <text:p>342.1052631579</text:p>
          </table:table-cell>
          <table:table-cell table:style-name="ce43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3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49:.F49])" office:value-type="float" office:value="40200" calcext:value-type="float">
            <text:p>40200</text:p>
          </table:table-cell>
          <table:table-cell table:style-name="ce5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73];[.D73];[.E73])" office:value-type="float" office:value="1430.9243697479" calcext:value-type="float">
            <text:p>1430.9243697479</text:p>
          </table:table-cell>
          <table:table-cell table:style-name="ce82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3" table:number-columns-repeated="2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4"/>
          <table:table-cell office:value-type="string" calcext:value-type="string">
            <text:p>-Mane</text:p>
          </table:table-cell>
          <table:table-cell table:number-columns-repeated="4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4"/>
          <table:table-cell table:style-name="ce54" office:value-type="string" calcext:value-type="string">
            <text:p>-Karen</text:p>
          </table:table-cell>
          <table:table-cell table:style-name="ce54"/>
          <table:table-cell table:number-columns-repeated="2"/>
          <table:table-cell table:style-name="ce46" table:formula="of:=SUM([.D73:.F73])" office:value-type="float" office:value="1023.57142857143" calcext:value-type="float">
            <text:p>1023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4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4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5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3" office:value-type="string" calcext:value-type="string">
            <text:p>Saturday</text:p>
          </table:table-cell>
          <table:table-cell table:style-name="ce43" table:formula="of:=[.B49]/17" office:value-type="float" office:value="782.352941176471" calcext:value-type="float">
            <text:p>782.3529411765</text:p>
          </table:table-cell>
          <table:table-cell table:style-name="ce43" table:formula="of:=[.C49]/17" office:value-type="float" office:value="358.823529411765" calcext:value-type="float">
            <text:p>358.8235294118</text:p>
          </table:table-cell>
          <table:table-cell table:style-name="ce43" table:formula="of:=[.D49]/20" office:value-type="float" office:value="320" calcext:value-type="float">
            <text:p>320</text:p>
          </table:table-cell>
          <table:table-cell table:style-name="ce43" table:formula="of:=[.E49]/21" office:value-type="float" office:value="328.571428571429" calcext:value-type="float">
            <text:p>328.5714285714</text:p>
          </table:table-cell>
          <table:table-cell table:style-name="ce43" table:formula="of:=[.F49]/20" office:value-type="float" office:value="375" calcext:value-type="float">
            <text:p>375</text:p>
          </table:table-cell>
          <table:table-cell/>
          <table:table-cell table:style-name="ce43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3" table:formula="of:=SUM([.A74:.F74])" office:value-type="float" office:value="6800" calcext:value-type="float">
            <text:p>6800</text:p>
          </table:table-cell>
          <table:table-cell table:style-name="ce54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3" table:number-columns-repeated="2"/>
          <table:table-cell table:style-name="ce46" table:formula="of:=SUM([.A98];[.E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4" office:value-type="string" calcext:value-type="string">
            <text:p>-Hasmik</text:p>
          </table:table-cell>
          <table:table-cell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4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3" table:formula="of:=[.A74]/19" office:value-type="float" office:value="357.894736842105" calcext:value-type="float">
            <text:p>357.8947368421</text:p>
          </table:table-cell>
          <table:table-cell table:style-name="ce43" table:formula="of:=[.B74]/18" office:value-type="float" office:value="0" calcext:value-type="float">
            <text:p>0</text:p>
          </table:table-cell>
          <table:table-cell table:style-name="ce43" table:formula="of:=[.C74]/18" office:value-type="float" office:value="0" calcext:value-type="float">
            <text:p>0</text:p>
          </table:table-cell>
          <table:table-cell table:style-name="ce43" table:formula="of:=[.D74]/18" office:value-type="float" office:value="0" calcext:value-type="float">
            <text:p>0</text:p>
          </table:table-cell>
          <table:table-cell table:style-name="ce43" table:formula="of:=[.E74]/18" office:value-type="float" office:value="0" calcext:value-type="float">
            <text:p>0</text:p>
          </table:table-cell>
          <table:table-cell table:style-name="ce43" table:formula="of:=[.F74]/18" office:value-type="float" office:value="0" calcext:value-type="float">
            <text:p>0</text:p>
          </table:table-cell>
          <table:table-cell/>
          <table:table-cell table:style-name="ce43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3" office:value-type="string" calcext:value-type="string">
            <text:p>Saturday</text:p>
          </table:table-cell>
          <table:table-cell table:style-name="ce43" table:number-columns-repeated="5"/>
          <table:table-cell/>
          <table:table-cell table:style-name="ce43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3" table:formula="of:=SUM([.A100:.F100])" office:value-type="float" office:value="33300" calcext:value-type="float">
            <text:p>33300</text:p>
          </table:table-cell>
          <table:table-cell table:style-name="ce54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3" table:number-columns-repeated="2"/>
          <table:table-cell table:style-name="ce46" table:formula="of:=SUM([.A126:.B126])" office:value-type="float" office:value="800.326797385621" calcext:value-type="float">
            <text:p>800.326797385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4"/>
          <table:table-cell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6" table:formula="of:=SUM([.A126];[.B126];[.D126];[.E126])" office:value-type="float" office:value="1816.99346405229" calcext:value-type="float">
            <text:p>1816.993464052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4" office:value-type="string" calcext:value-type="string">
            <text:p>+Vahan</text:p>
          </table:table-cell>
          <table:table-cell table:number-columns-repeated="3" table:style-name="ce54" office:value-type="string" calcext:value-type="string">
            <text:p>- Tatev</text:p>
          </table:table-cell>
          <table:table-cell table:style-name="ce54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3" table:formula="of:=[.A100]/17" office:value-type="float" office:value="405.882352941176" calcext:value-type="float">
            <text:p>405.8823529412</text:p>
          </table:table-cell>
          <table:table-cell table:style-name="ce43" table:formula="of:=[.B100]/18" office:value-type="float" office:value="394.444444444444" calcext:value-type="float">
            <text:p>394.4444444444</text:p>
          </table:table-cell>
          <table:table-cell table:style-name="ce43" table:formula="of:=[.C100]/13" office:value-type="float" office:value="507.692307692308" calcext:value-type="float">
            <text:p>507.6923076923</text:p>
          </table:table-cell>
          <table:table-cell table:style-name="ce43" table:formula="of:=[.D100]/13" office:value-type="float" office:value="500" calcext:value-type="float">
            <text:p>500</text:p>
          </table:table-cell>
          <table:table-cell table:style-name="ce43" table:formula="of:=[.E100]/12" office:value-type="float" office:value="516.666666666667" calcext:value-type="float">
            <text:p>516.6666666667</text:p>
          </table:table-cell>
          <table:table-cell table:style-name="ce43" table:formula="of:=[.F100]/18" office:value-type="float" office:value="0" calcext:value-type="float">
            <text:p>0</text:p>
          </table:table-cell>
          <table:table-cell/>
          <table:table-cell table:style-name="ce43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3" table:formula="of:=SUM([.B129:.F129])" office:value-type="float" office:value="11700" calcext:value-type="float">
            <text:p>11700</text:p>
          </table:table-cell>
          <table:table-cell table:style-name="ce54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3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3" table:number-columns-repeated="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4"/>
          <table:table-cell/>
          <table:table-cell table:style-name="ce4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6"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4" office:value-type="string" calcext:value-type="string">
            <text:p>-Arman</text:p>
          </table:table-cell>
          <table:table-cell table:style-name="ce54" office:value-type="string" calcext:value-type="string">
            <text:p>-Sargis</text:p>
          </table:table-cell>
          <table:table-cell table:style-name="ce54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2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6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3"/>
          <table:table-cell table:style-name="ce43" table:formula="of:=[.B129]/16" office:value-type="float" office:value="406.25" calcext:value-type="float">
            <text:p>406.25</text:p>
          </table:table-cell>
          <table:table-cell table:style-name="ce43" table:formula="of:=[.C129]/14" office:value-type="float" office:value="371.428571428571" calcext:value-type="float">
            <text:p>371.4285714286</text:p>
          </table:table-cell>
          <table:table-cell table:style-name="ce43" table:number-columns-repeated="3"/>
          <table:table-cell/>
          <table:table-cell table:style-name="ce43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6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table:style-name="ce79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1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3" table:formula="of:=SUM([.A3:.F3])" office:value-type="float" office:value="38600" calcext:value-type="float">
            <text:p>38600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1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1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3"/>
          <table:table-cell table:style-name="ce46" table:formula="of:=SUM([.B28:.F28])" office:value-type="float" office:value="1698.30827067669" calcext:value-type="float">
            <text:p>1698.308270676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3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4"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Jozef</text:p>
          </table:table-cell>
          <table:table-cell table:style-name="ce43"/>
          <table:table-cell table:style-name="ce46" table:formula="of:=SUM([.F28])" office:value-type="float" office:value="383.333333333333" calcext:value-type="float">
            <text:p>383.3333333333</text:p>
          </table:table-cell>
          <table:table-cell table:style-name="ce82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91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4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4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6" table:formula="of:=SUM([.B28];[.C28];[.E28])" office:value-type="float" office:value="989.974937343359" calcext:value-type="float">
            <text:p>989.9749373434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7250" calcext:value-type="float">
            <text:p>7250</text:p>
          </table:table-cell>
          <table:table-cell/>
          <table:table-cell table:style-name="ce91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4" office:value-type="string" calcext:value-type="string">
            <text:p>Թինա</text:p>
          </table:table-cell>
          <table:table-cell table:style-name="ce51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9" office:value-type="string" calcext:value-type="string">
            <text:p>Մարինե</text:p>
          </table:table-cell>
          <table:table-cell table:style-name="ce51" office:value-type="float" office:value="2600" calcext:value-type="float">
            <text:p>2600</text:p>
          </table:table-cell>
          <table:table-cell/>
          <table:table-cell table:style-name="ce91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3" table:formula="of:=[.A3]/19" office:value-type="float" office:value="305.263157894737" calcext:value-type="float">
            <text:p>305.2631578947</text:p>
          </table:table-cell>
          <table:table-cell table:style-name="ce43" table:formula="of:=[.B3]/19" office:value-type="float" office:value="342.105263157895" calcext:value-type="float">
            <text:p>342.1052631579</text:p>
          </table:table-cell>
          <table:table-cell table:style-name="ce43" table:formula="of:=[.C3]/21" office:value-type="float" office:value="295.238095238095" calcext:value-type="float">
            <text:p>295.2380952381</text:p>
          </table:table-cell>
          <table:table-cell table:style-name="ce43" table:formula="of:=[.D3]/20" office:value-type="float" office:value="325" calcext:value-type="float">
            <text:p>325</text:p>
          </table:table-cell>
          <table:table-cell table:style-name="ce43" table:formula="of:=[.E3]/19" office:value-type="float" office:value="352.631578947368" calcext:value-type="float">
            <text:p>352.6315789474</text:p>
          </table:table-cell>
          <table:table-cell table:style-name="ce43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9" office:value-type="string" calcext:value-type="string">
            <text:p>Մարիամ</text:p>
          </table:table-cell>
          <table:table-cell table:style-name="ce51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3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90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3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3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9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3" table:formula="of:=SUM([.A33:.F33])" office:value-type="float" office:value="35600" calcext:value-type="float">
            <text:p>35600</text:p>
          </table:table-cell>
          <table:table-cell table:style-name="ce54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C58];[.D58];[.E58];[.F58])" office:value-type="float" office:value="1460.2380952381" calcext:value-type="float">
            <text:p>1460.2380952381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58];[.E58];[.F58])" office:value-type="float" office:value="1131.66666666667" calcext:value-type="float">
            <text:p>1131.6666666667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4" office:value-type="string" calcext:value-type="string">
            <text:p>-Karen</text:p>
          </table:table-cell>
          <table:table-cell table:style-name="ce54" office:value-type="string" calcext:value-type="string">
            <text:p>-Taron</text:p>
          </table:table-cell>
          <table:table-cell table:number-columns-repeated="2"/>
          <table:table-cell table:style-name="ce46"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33]/20" office:value-type="float" office:value="340" calcext:value-type="float">
            <text:p>340</text:p>
          </table:table-cell>
          <table:table-cell table:style-name="ce43" table:formula="of:=[.C33]/18" office:value-type="float" office:value="366.666666666667" calcext:value-type="float">
            <text:p>366.6666666667</text:p>
          </table:table-cell>
          <table:table-cell table:style-name="ce43" table:formula="of:=[.D33]/21" office:value-type="float" office:value="328.571428571429" calcext:value-type="float">
            <text:p>328.5714285714</text:p>
          </table:table-cell>
          <table:table-cell table:style-name="ce43" table:formula="of:=[.E33]/20" office:value-type="float" office:value="445" calcext:value-type="float">
            <text:p>445</text:p>
          </table:table-cell>
          <table:table-cell table:style-name="ce43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3" table:formula="of:=SUM([.A60:.F60])" office:value-type="float" office:value="25900" calcext:value-type="float">
            <text:p>25900</text:p>
          </table:table-cell>
          <table:table-cell table:style-name="ce54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85];[.E85];[.F85])" office:value-type="float" office:value="641.578947368421" calcext:value-type="float">
            <text:p>641.5789473684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6" table:formula="of:=SUM([.B85:.E85])" office:value-type="float" office:value="997.105263157895" calcext:value-type="float">
            <text:p>997.105263157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60]/19" office:value-type="float" office:value="342.105263157895" calcext:value-type="float">
            <text:p>342.1052631579</text:p>
          </table:table-cell>
          <table:table-cell table:style-name="ce43" table:formula="of:=[.C60]/20" office:value-type="float" office:value="310" calcext:value-type="float">
            <text:p>310</text:p>
          </table:table-cell>
          <table:table-cell table:style-name="ce43" table:formula="of:=[.D60]/20" office:value-type="float" office:value="345" calcext:value-type="float">
            <text:p>345</text:p>
          </table:table-cell>
          <table:table-cell table:style-name="ce43" table:formula="of:=[.E60]/20" office:value-type="float" office:value="0" calcext:value-type="float">
            <text:p>0</text:p>
          </table:table-cell>
          <table:table-cell table:style-name="ce43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9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3" table:formula="of:=SUM([.B88:.F88])" office:value-type="float" office:value="38800" calcext:value-type="float">
            <text:p>38800</text:p>
          </table:table-cell>
          <table:table-cell table:style-name="ce54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B116];[.C116];[.D116];[.F116])" office:value-type="float" office:value="1279.51515151515" calcext:value-type="float">
            <text:p>1279.5151515152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6" table:formula="of:=SUM([.C116];[.D116];[.F116])" office:value-type="float" office:value="961.333333333333" calcext:value-type="float">
            <text:p>961.333333333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4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5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5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3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5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3" table:formula="of:=[.B88]/22" office:value-type="float" office:value="318.181818181818" calcext:value-type="float">
            <text:p>318.1818181818</text:p>
          </table:table-cell>
          <table:table-cell table:style-name="ce43" table:formula="of:=[.C88]/24" office:value-type="float" office:value="295.833333333333" calcext:value-type="float">
            <text:p>295.8333333333</text:p>
          </table:table-cell>
          <table:table-cell table:style-name="ce43" table:formula="of:=[.D88]/24" office:value-type="float" office:value="337.5" calcext:value-type="float">
            <text:p>337.5</text:p>
          </table:table-cell>
          <table:table-cell table:style-name="ce43" table:formula="of:=[.E88]/25" office:value-type="float" office:value="336" calcext:value-type="float">
            <text:p>336</text:p>
          </table:table-cell>
          <table:table-cell table:style-name="ce43" table:formula="of:=[.F88]/25" office:value-type="float" office:value="328" calcext:value-type="float">
            <text:p>328</text:p>
          </table:table-cell>
          <table:table-cell/>
          <table:table-cell table:style-name="ce43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3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3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7" office:value-type="float" office:value="2900" calcext:value-type="float">
            <text:p>2900</text:p>
          </table:table-cell>
          <table:table-cell table:number-columns-repeated="3"/>
          <table:table-cell table:style-name="ce43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9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3" table:formula="of:=SUM([.B3:.F3])" office:value-type="float" office:value="47100" calcext:value-type="float">
            <text:p>47100</text:p>
          </table:table-cell>
          <table:table-cell table:style-name="ce54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office:value-type="float" office:value="0" calcext:value-type="float">
            <text:p>0</text:p>
          </table:table-cell>
          <table:table-cell table:style-name="ce93" office:value-type="string" calcext:value-type="string">
            <text:p>Համլետ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3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7600" calcext:value-type="float">
            <text:p>7600</text:p>
          </table:table-cell>
          <table:table-cell/>
          <table:table-cell table:style-name="ce43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B28];[.D28];[.E28];[.F28])" office:value-type="float" office:value="1894.28229665072" calcext:value-type="float">
            <text:p>1894.2822966507</text:p>
          </table:table-cell>
          <table:table-cell table:style-name="ce94" office:value-type="string" calcext:value-type="string">
            <text:p>Կարեն</text:p>
          </table:table-cell>
          <table:table-cell table:style-name="ce51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4"/>
          <table:table-cell table:style-name="ce54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6" table:formula="of:=SUM([.B28];[.C28];[.E28];[.F28])" office:value-type="float" office:value="1587.57233994076" calcext:value-type="float">
            <text:p>1587.5723399408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5" office:value-type="string" calcext:value-type="string">
            <text:p>Արման</text:p>
          </table:table-cell>
          <table:table-cell table:style-name="ce51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4" office:value-type="string" calcext:value-type="string">
            <text:p>Թինա</text:p>
          </table:table-cell>
          <table:table-cell table:style-name="ce55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9" office:value-type="string" calcext:value-type="string">
            <text:p>Մարինե</text:p>
          </table:table-cell>
          <table:table-cell table:style-name="ce51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3"/>
          <table:table-cell table:style-name="ce43" table:formula="of:=[.B3]/19" office:value-type="float" office:value="394.736842105263" calcext:value-type="float">
            <text:p>394.7368421053</text:p>
          </table:table-cell>
          <table:table-cell table:style-name="ce43" table:formula="of:=[.C3]/21" office:value-type="float" office:value="352.380952380952" calcext:value-type="float">
            <text:p>352.380952381</text:p>
          </table:table-cell>
          <table:table-cell table:style-name="ce43" table:formula="of:=[.D3]/22" office:value-type="float" office:value="659.090909090909" calcext:value-type="float">
            <text:p>659.0909090909</text:p>
          </table:table-cell>
          <table:table-cell table:style-name="ce43" table:formula="of:=[.E3]/20" office:value-type="float" office:value="395" calcext:value-type="float">
            <text:p>395</text:p>
          </table:table-cell>
          <table:table-cell table:style-name="ce43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6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4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3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8" office:value-type="float" office:value="-700" calcext:value-type="float">
            <text:p>-700</text:p>
          </table:table-cell>
        </table:table-row>
        <table:table-row table:style-name="ro12">
          <table:table-cell table:style-name="ce4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71" office:value-type="float" office:value="1800" calcext:value-type="float">
            <text:p>1800</text:p>
          </table:table-cell>
          <table:table-cell table:number-columns-repeated="2"/>
          <table:table-cell table:style-name="ce43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9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3" table:formula="of:=SUM([.B33:.F33])" office:value-type="float" office:value="38300" calcext:value-type="float">
            <text:p>38300</text:p>
          </table:table-cell>
          <table:table-cell table:style-name="ce54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D57];[.F57])" office:value-type="float" office:value="759.090909090909" calcext:value-type="float">
            <text:p>759.0909090909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6" table:formula="of:=SUM([.B57];[.C57];[.E57];[.F57])" office:value-type="float" office:value="1539.40153413838" calcext:value-type="float">
            <text:p>1539.401534138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33]/19" office:value-type="float" office:value="389.473684210526" calcext:value-type="float">
            <text:p>389.4736842105</text:p>
          </table:table-cell>
          <table:table-cell table:style-name="ce43" table:formula="of:=[.C33]/21" office:value-type="float" office:value="342.857142857143" calcext:value-type="float">
            <text:p>342.8571428571</text:p>
          </table:table-cell>
          <table:table-cell table:style-name="ce43" table:formula="of:=[.D33]/22" office:value-type="float" office:value="340.909090909091" calcext:value-type="float">
            <text:p>340.9090909091</text:p>
          </table:table-cell>
          <table:table-cell table:style-name="ce43" table:formula="of:=[.E33]/18" office:value-type="float" office:value="388.888888888889" calcext:value-type="float">
            <text:p>388.8888888889</text:p>
          </table:table-cell>
          <table:table-cell table:style-name="ce43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3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3" table:formula="of:=SUM([.B63:.F63])" office:value-type="float" office:value="42100" calcext:value-type="float">
            <text:p>42100</text:p>
          </table:table-cell>
          <table:table-cell table:style-name="ce54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3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3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4"/>
          <table:table-cell table:number-columns-repeated="2"/>
          <table:table-cell table:style-name="ce43" table:number-columns-repeated="2"/>
          <table:table-cell table:style-name="ce46" table:formula="of:=SUM([.C87];[.D87])" office:value-type="float" office:value="736.428571428572" calcext:value-type="float">
            <text:p>736.4285714286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4" table:number-columns-repeated="2"/>
          <table:table-cell table:number-columns-repeated="5"/>
          <table:table-cell table:style-name="ce4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6" table:formula="of:=SUM([.B87];[.D87];[.E87];[.F87])" office:value-type="float" office:value="1761.42857142857" calcext:value-type="float">
            <text:p>1761.428571428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63]/18" office:value-type="float" office:value="400" calcext:value-type="float">
            <text:p>400</text:p>
          </table:table-cell>
          <table:table-cell table:style-name="ce43" table:formula="of:=[.C63]/20" office:value-type="float" office:value="365" calcext:value-type="float">
            <text:p>365</text:p>
          </table:table-cell>
          <table:table-cell table:style-name="ce43" table:formula="of:=[.D63]/21" office:value-type="float" office:value="371.428571428571" calcext:value-type="float">
            <text:p>371.4285714286</text:p>
          </table:table-cell>
          <table:table-cell table:style-name="ce43" table:formula="of:=[.E63]/20" office:value-type="float" office:value="375" calcext:value-type="float">
            <text:p>375</text:p>
          </table:table-cell>
          <table:table-cell table:style-name="ce43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93:.F93])" office:value-type="float" office:value="37100" calcext:value-type="float">
            <text:p>37100</text:p>
          </table:table-cell>
          <table:table-cell table:style-name="ce54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54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4"/>
          <table:table-cell table:style-name="ce43"/>
          <table:table-cell table:style-name="ce68" table:formula="of:=SUM([.B117])" office:value-type="float" office:value="347.619047619048" calcext:value-type="float">
            <text:p>347.619047619</text:p>
          </table:table-cell>
          <table:table-cell table:style-name="ce9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4" office:value-type="string" calcext:value-type="string">
            <text:p>-Vahe</text:p>
          </table:table-cell>
          <table:table-cell table:number-columns-repeated="4"/>
          <table:table-cell table:style-name="ce43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3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3"/>
          <table:table-cell table:style-name="ce46"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3"/>
          <table:table-cell table:style-name="ce4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4" office:value-type="string" calcext:value-type="string">
            <text:p>-Arman</text:p>
          </table:table-cell>
          <table:table-cell table:style-name="ce4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3" table:number-columns-repeated="2"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4"/>
          <table:table-cell table:style-name="ce54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3"/>
          <table:table-cell table:style-name="ce43" table:formula="of:=[.B93]/21" office:value-type="float" office:value="347.619047619048" calcext:value-type="float">
            <text:p>347.619047619</text:p>
          </table:table-cell>
          <table:table-cell table:style-name="ce43" table:formula="of:=[.C93]/20" office:value-type="float" office:value="350" calcext:value-type="float">
            <text:p>350</text:p>
          </table:table-cell>
          <table:table-cell table:style-name="ce43" table:formula="of:=[.D93]/19" office:value-type="float" office:value="389.473684210526" calcext:value-type="float">
            <text:p>389.4736842105</text:p>
          </table:table-cell>
          <table:table-cell table:style-name="ce43" table:formula="of:=[.E93]/20" office:value-type="float" office:value="410" calcext:value-type="float">
            <text:p>410</text:p>
          </table:table-cell>
          <table:table-cell table:style-name="ce43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4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9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101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400" calcext:value-type="float">
            <text:p>7400</text:p>
          </table:table-cell>
          <table:table-cell/>
          <table:table-cell table:style-name="ce43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Կարեն</text:p>
          </table:table-cell>
          <table:table-cell table:style-name="ce51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100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Սարգիս</text:p>
          </table:table-cell>
          <table:table-cell table:style-name="ce100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2" office:value-type="string" calcext:value-type="string">
            <text:p>Գենա</text:p>
          </table:table-cell>
          <table:table-cell table:style-name="ce51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4800" calcext:value-type="float">
            <text:p>4800</text:p>
          </table:table-cell>
          <table:table-cell table:number-columns-repeated="2"/>
          <table:table-cell table:style-name="ce72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1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1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51" office:value-type="float" office:value="160" calcext:value-type="float">
            <text:p>160</text:p>
          </table:table-cell>
          <table:table-cell table:number-columns-repeated="2"/>
          <table:table-cell table:style-name="ce101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style-name="ce72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5800" calcext:value-type="float">
            <text:p>5800</text:p>
          </table:table-cell>
          <table:table-cell table:number-columns-repeated="2"/>
          <table:table-cell table:style-name="ce72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1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2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  <table:table-cell table:style-name="ce101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71"/>
          <table:table-cell office:value-type="string" calcext:value-type="string">
            <text:p>Arus</text:p>
          </table:table-cell>
          <table:table-cell/>
          <table:table-cell table:style-name="ce101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3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3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9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3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2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9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style-name="ce43" table:formula="of:=[.L6]-[.L7]" office:value-type="float" office:value="-1600" calcext:value-type="float">
            <text:p>-1600</text:p>
          </table:table-cell>
          <table:table-cell table:style-name="ce72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2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2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2" office:value-type="string" calcext:value-type="string">
            <text:p>Սարգիս</text:p>
          </table:table-cell>
          <table:table-cell table:style-name="ce102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2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8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3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3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2" office:value-type="string" calcext:value-type="string">
            <text:p>Տարոն</text:p>
          </table:table-cell>
          <table:table-cell table:style-name="ce100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2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Ստեփան</text:p>
          </table:table-cell>
          <table:table-cell table:style-name="ce102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4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2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3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71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3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3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9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3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9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3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9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6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3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71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9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3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2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2" office:value-type="string" calcext:value-type="string">
            <text:p>Սարգիս</text:p>
          </table:table-cell>
          <table:table-cell table:style-name="ce102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1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8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3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3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2" office:value-type="string" calcext:value-type="string">
            <text:p>Տարոն</text:p>
          </table:table-cell>
          <table:table-cell table:style-name="ce100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9" office:value-type="string" calcext:value-type="string">
            <text:p>Ստեփան</text:p>
          </table:table-cell>
          <table:table-cell table:style-name="ce102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9" office:value-type="string" calcext:value-type="string">
            <text:p>Մարինե</text:p>
          </table:table-cell>
          <table:table-cell table:style-name="ce103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6" office:value-type="string" calcext:value-type="string">
            <text:p>Մարիամ</text:p>
          </table:table-cell>
          <table:table-cell table:style-name="ce51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3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3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71"/>
          <table:table-cell table:number-columns-repeated="2"/>
          <table:table-cell table:style-name="ce43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3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9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3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3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3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9" office:value-type="string" calcext:value-type="string">
            <text:p>Գայանե</text:p>
          </table:table-cell>
          <table:table-cell table:number-columns-repeated="3"/>
          <table:table-cell table:style-name="ce43" table:formula="of:=SUM([.M4:.M33])" office:value-type="float" office:value="158674.287076474" calcext:value-type="float">
            <text:p>158674.287076474</text:p>
          </table:table-cell>
          <table:table-cell/>
          <table:table-cell table:style-name="ce43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6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3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2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3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3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9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3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5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Մանե</text:p>
          </table:table-cell>
          <table:table-cell table:style-name="ce51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2" office:value-type="string" calcext:value-type="string">
            <text:p>Գենա</text:p>
          </table:table-cell>
          <table:table-cell table:style-name="ce72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2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2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2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1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1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1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style-name="ce72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9" office:value-type="string" calcext:value-type="string">
            <text:p>Մարիամ</text:p>
          </table:table-cell>
          <table:table-cell table:style-name="ce72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9000" calcext:value-type="float">
            <text:p>9000</text:p>
          </table:table-cell>
          <table:table-cell/>
          <table:table-cell table:style-name="ce4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1" office:value-type="float" office:value="6300" calcext:value-type="float">
            <text:p>6300</text:p>
          </table:table-cell>
          <table:table-cell/>
          <table:table-cell table:style-name="ce4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7300" calcext:value-type="float">
            <text:p>7300</text:p>
          </table:table-cell>
          <table:table-cell/>
          <table:table-cell table:style-name="ce4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7000" calcext:value-type="float">
            <text:p>7000</text:p>
          </table:table-cell>
          <table:table-cell/>
          <table:table-cell table:style-name="ce4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2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2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3" table:formula="of:=SUM([.H4:.H34])" office:value-type="float" office:value="48200" calcext:value-type="float">
            <text:p>48200</text:p>
          </table:table-cell>
          <table:table-cell table:style-name="ce71"/>
          <table:table-cell table:number-columns-repeated="2"/>
          <table:table-cell table:style-name="ce43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3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3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6"/>
          <table:table-cell office:value-type="string" calcext:value-type="string">
            <text:p>- Taron</text:p>
          </table:table-cell>
          <table:table-cell table:style-name="ce4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6" office:value-type="string" calcext:value-type="string">
            <text:p>- Անժելա</text:p>
          </table:table-cell>
          <table:table-cell table:style-name="ce4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5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39:.H67])" office:value-type="float" office:value="39700" calcext:value-type="float">
            <text:p>39700</text:p>
          </table:table-cell>
          <table:table-cell table:style-name="ce55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3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72:.H100])" office:value-type="float" office:value="48300" calcext:value-type="float">
            <text:p>48300</text:p>
          </table:table-cell>
          <table:table-cell table:style-name="ce55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9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104:.H132])" office:value-type="float" office:value="48000" calcext:value-type="float">
            <text:p>48000</text:p>
          </table:table-cell>
          <table:table-cell table:style-name="ce55"/>
          <table:table-cell table:number-columns-repeated="6"/>
        </table:table-row>
        <table:table-row table:style-name="ro13">
          <table:table-cell table:style-name="ce79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5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3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2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2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9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H137:.H165])" office:value-type="float" office:value="65700" calcext:value-type="float">
            <text:p>65700</text:p>
          </table:table-cell>
          <table:table-cell table:style-name="ce55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9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3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6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9" office:value-type="string" calcext:value-type="string">
            <text:p>Գայանե</text:p>
          </table:table-cell>
          <table:table-cell table:style-name="ce106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Նանե</text:p>
          </table:table-cell>
          <table:table-cell table:style-name="ce106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2" office:value-type="string" calcext:value-type="string">
            <text:p>Սարգիս</text:p>
          </table:table-cell>
          <table:table-cell table:style-name="ce51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2" office:value-type="string" calcext:value-type="string">
            <text:p>Գենա</text:p>
          </table:table-cell>
          <table:table-cell table:style-name="ce72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6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9" office:value-type="string" calcext:value-type="string">
            <text:p>Մարիամ</text:p>
          </table:table-cell>
          <table:table-cell table:style-name="ce7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7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6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4" table:formula="of:=SUM([.B30:.F30])" office:value-type="float" office:value="1126.42339544513" calcext:value-type="float">
            <text:p>1126.4233954451</text:p>
          </table:table-cell>
          <table:table-cell table:style-name="ce55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3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3" table:formula="of:=SUM([.H4:.H28])" office:value-type="float" office:value="25500" calcext:value-type="float">
            <text:p>25500</text:p>
          </table:table-cell>
          <table:table-cell table:style-name="ce71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3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3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58:.F58])" office:value-type="float" office:value="1866.0643704122" calcext:value-type="float">
            <text:p>1866.064370412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3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3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88:.F88])" office:value-type="float" office:value="1903.73376623377" calcext:value-type="float">
            <text:p>1903.733766233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3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3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18:.F118])" office:value-type="float" office:value="1898.36956521739" calcext:value-type="float">
            <text:p>1898.3695652174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3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48:.F148])" office:value-type="float" office:value="2160.81871345029" calcext:value-type="float">
            <text:p>2160.818713450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3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9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3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6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4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style-name="ce51" office:value-type="float" office:value="800" calcext:value-type="float">
            <text:p>800</text:p>
          </table:table-cell>
          <table:table-cell table:number-columns-repeated="2"/>
          <table:table-cell table:style-name="ce43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6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9" office:value-type="string" calcext:value-type="string">
            <text:p>Սարգիս</text:p>
          </table:table-cell>
          <table:table-cell table:style-name="ce106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Գենա</text:p>
          </table:table-cell>
          <table:table-cell table:style-name="ce106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3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Մարիամ</text:p>
          </table:table-cell>
          <table:table-cell table:style-name="ce106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7" office:value-type="string" calcext:value-type="string">
            <text:p>Meruj</text:p>
          </table:table-cell>
          <table:table-cell table:style-name="ce106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6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4" table:formula="of:=SUM([.B31:.F31])" office:value-type="float" office:value="1902.33389798607" calcext:value-type="float">
            <text:p>1902.3338979861</text:p>
          </table:table-cell>
          <table:table-cell table:style-name="ce89" office:value-type="string" calcext:value-type="string">
            <text:p>Gevor</text:p>
          </table:table-cell>
          <table:table-cell table:style-name="ce106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6" office:value-type="float" office:value="-7850" calcext:value-type="float">
            <text:p>-7850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3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3" table:formula="of:=SUM([.H4:.H30])" office:value-type="float" office:value="42200" calcext:value-type="float">
            <text:p>42200</text:p>
          </table:table-cell>
          <table:table-cell table:style-name="ce71" office:value-type="float" office:value="0" calcext:value-type="float">
            <text:p>0</text:p>
          </table:table-cell>
          <table:table-cell/>
          <table:table-cell table:style-name="ce43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8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3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59:.F59])" office:value-type="float" office:value="1977.33860342556" calcext:value-type="float">
            <text:p>1977.338603425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3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3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88:.F88])" office:value-type="float" office:value="1770.75402858012" calcext:value-type="float">
            <text:p>1770.754028580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3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9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3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9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4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3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9"/>
          <table:table-cell table:number-columns-repeated="5"/>
          <table:table-cell table:style-name="ce43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9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2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9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9"/>
          <table:table-cell table:number-columns-repeated="8"/>
        </table:table-row>
        <table:table-row table:style-name="ro13">
          <table:table-cell table:number-columns-repeated="7"/>
          <table:table-cell table:style-name="ce54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3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3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9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3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6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9" office:value-type="string" calcext:value-type="string">
            <text:p>Գայանե</text:p>
          </table:table-cell>
          <table:table-cell table:style-name="ce106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6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Մանե</text:p>
          </table:table-cell>
          <table:table-cell table:style-name="ce106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Նանե</text:p>
          </table:table-cell>
          <table:table-cell table:style-name="ce51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6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ենա</text:p>
          </table:table-cell>
          <table:table-cell table:style-name="ce106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2" office:value-type="string" calcext:value-type="string">
            <text:p>Տարոն</text:p>
          </table:table-cell>
          <table:table-cell table:style-name="ce51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Ստեփան</text:p>
          </table:table-cell>
          <table:table-cell table:style-name="ce51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Մարիամ</text:p>
          </table:table-cell>
          <table:table-cell table:style-name="ce106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6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6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6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6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6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6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6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4" table:formula="of:=SUM([.B28:.F28])" office:value-type="float" office:value="2040.78149920255" calcext:value-type="float">
            <text:p>2040.7814992026</text:p>
          </table:table-cell>
          <table:table-cell table:style-name="ce89" office:value-type="string" calcext:value-type="string">
            <text:p>Gevor</text:p>
          </table:table-cell>
          <table:table-cell table:style-name="ce106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6" office:value-type="float" office:value="1700" calcext:value-type="float">
            <text:p>1700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8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29:.F29])" office:value-type="float" office:value="39200" calcext:value-type="float">
            <text:p>39200</text:p>
          </table:table-cell>
          <table:table-cell table:style-name="ce43" table:formula="of:=SUM([.H4:.H28])" office:value-type="float" office:value="42400" calcext:value-type="float">
            <text:p>42400</text:p>
          </table:table-cell>
          <table:table-cell table:style-name="ce71" office:value-type="float" office:value="900" calcext:value-type="float">
            <text:p>900</text:p>
          </table:table-cell>
          <table:table-cell/>
          <table:table-cell table:style-name="ce43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4" table:formula="of:=SUM([.B52:.F52])" office:value-type="float" office:value="1981.42857142857" calcext:value-type="float">
            <text:p>1981.428571428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3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9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3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4" table:formula="of:=SUM([.B77:.F77])" office:value-type="float" office:value="1584.54545454545" calcext:value-type="float">
            <text:p>1584.5454545455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3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3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9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3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4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3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9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3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3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4" table:formula="of:=SUM([.B26:.F26])" office:value-type="float" office:value="1891.30895420369" calcext:value-type="float">
            <text:p>1891.3089542037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4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3" table:formula="of:=SUM([.H4:.H28])" office:value-type="float" office:value="39200" calcext:value-type="float">
            <text:p>39200</text:p>
          </table:table-cell>
          <table:table-cell table:style-name="ce71" office:value-type="float" office:value="4600" calcext:value-type="float">
            <text:p>4600</text:p>
          </table:table-cell>
          <table:table-cell table:style-name="ce43" table:formula="of:=SUM([.J3:.J28])" office:value-type="float" office:value="216900" calcext:value-type="float">
            <text:p>216900</text:p>
          </table:table-cell>
          <table:table-cell/>
          <table:table-cell table:style-name="ce43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9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54:.F54])" office:value-type="float" office:value="2086.24011007912" calcext:value-type="float">
            <text:p>2086.24011007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3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82:.F82])" office:value-type="float" office:value="2156.02511179911" calcext:value-type="float">
            <text:p>2156.0251117991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4/10/2016</text:p>
          </table:table-cell>
          <table:table-cell table:number-columns-repeated="5"/>
          <table:table-cell table:style-name="ce43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3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09:.F109])" office:value-type="float" office:value="1825.37593984962" calcext:value-type="float">
            <text:p>1825.375939849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10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9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3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4" table:formula="of:=SUM([.B26:.F26])" office:value-type="float" office:value="1818.77329192547" calcext:value-type="float">
            <text:p>1818.7732919255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3" table:formula="of:=SUM([.H4:.H27])" office:value-type="float" office:value="39900" calcext:value-type="float">
            <text:p>39900</text:p>
          </table:table-cell>
          <table:table-cell table:style-name="ce71"/>
          <table:table-cell table:style-name="ce43" table:formula="of:=SUM([.J3:.J28])" office:value-type="float" office:value="240000" calcext:value-type="float">
            <text:p>240000</text:p>
          </table:table-cell>
          <table:table-cell/>
          <table:table-cell table:style-name="ce43" table:formula="of:=SUM([.L22:.L28])" office:value-type="float" office:value="245000" calcext:value-type="float">
            <text:p>245000</text:p>
          </table:table-cell>
          <table:table-cell/>
          <table:table-cell table:style-name="ce43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3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55:.F55])" office:value-type="float" office:value="1828.06324110672" calcext:value-type="float">
            <text:p>1828.0632411067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33:.H57])" office:value-type="float" office:value="41300" calcext:value-type="float">
            <text:p>413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3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84:.F84])" office:value-type="float" office:value="2916.71679197995" calcext:value-type="float">
            <text:p>2916.716791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62:.H85])" office:value-type="float" office:value="59200" calcext:value-type="float">
            <text:p>592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3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4" table:formula="of:=SUM([.B113:.F113])" office:value-type="float" office:value="2052.74599542334" calcext:value-type="float">
            <text:p>2052.7459954234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91:.H114])" office:value-type="float" office:value="40100" calcext:value-type="float">
            <text:p>40100</text:p>
          </table:table-cell>
          <table:table-cell table:style-name="ce71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8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/>
          <table:table-cell table:number-columns-repeated="7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3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11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3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4" table:formula="of:=SUM([.B26:.F26])" office:value-type="float" office:value="1888.16359079517" calcext:value-type="float">
            <text:p>1888.1635907952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5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3" table:formula="of:=SUM([.H4:.H29])" office:value-type="float" office:value="39200" calcext:value-type="float">
            <text:p>39200</text:p>
          </table:table-cell>
          <table:table-cell table:style-name="ce71"/>
          <table:table-cell table:style-name="ce43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3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9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56:.F56])" office:value-type="float" office:value="1494.74637681159" calcext:value-type="float">
            <text:p>1494.7463768116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34:.H59])" office:value-type="float" office:value="35100" calcext:value-type="float">
            <text:p>35100</text:p>
          </table:table-cell>
          <table:table-cell table:style-name="ce71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3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86:.F86])" office:value-type="float" office:value="2263.47117794486" calcext:value-type="float">
            <text:p>2263.4711779449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3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16:.F116])" office:value-type="float" office:value="2010.9907120743" calcext:value-type="float">
            <text:p>2010.9907120743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9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3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0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2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2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2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4" table:formula="of:=SUM([.B147:.D147];[.F147])" office:value-type="float" office:value="1458.5347985348" calcext:value-type="float">
            <text:p>1458.5347985348</text:p>
          </table:table-cell>
          <table:table-cell table:style-name="ce89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8"/>
          <table:table-cell table:number-columns-repeated="5"/>
          <table:table-cell table:style-name="ce43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3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2" office:value-type="string" calcext:value-type="string">
            <text:p><text:s/>week </text:p>
          </table:table-cell>
          <table:table-cell table:style-name="ce42" office:value-type="string" calcext:value-type="string">
            <text:p>Mon</text:p>
          </table:table-cell>
          <table:table-cell table:style-name="ce42" office:value-type="string" calcext:value-type="string">
            <text:p>Tue</text:p>
          </table:table-cell>
          <table:table-cell table:style-name="ce42" office:value-type="string" calcext:value-type="string">
            <text:p>Wed</text:p>
          </table:table-cell>
          <table:table-cell table:style-name="ce42" office:value-type="string" calcext:value-type="string">
            <text:p>The</text:p>
          </table:table-cell>
          <table:table-cell table:style-name="ce42" office:value-type="string" calcext:value-type="string">
            <text:p>Fri</text:p>
          </table:table-cell>
          <table:table-cell table:style-name="ce42" office:value-type="string" calcext:value-type="string">
            <text:p>Summary cost</text:p>
          </table:table-cell>
          <table:table-cell table:style-name="ce42" office:value-type="string" calcext:value-type="string">
            <text:p>Cost per man</text:p>
          </table:table-cell>
          <table:table-cell table:style-name="ce42" office:value-type="string" calcext:value-type="string">
            <text:p>Users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Dept from last month</text:p>
          </table:table-cell>
          <table:table-cell table:style-name="ce42" office:value-type="string" calcext:value-type="string">
            <text:p>Debt</text:p>
          </table:table-cell>
          <table:table-cell table:style-name="ce42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90" table:number-columns-repeated="2"/>
          <table:table-cell table:number-columns-repeated="8"/>
        </table:table-row>
        <table:table-row table:style-name="ro3">
          <table:table-cell table:style-name="ce79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3"/>
          <table:table-cell table:style-name="ce43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11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2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4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9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8"/>
          <table:table-cell table:number-columns-repeated="5"/>
          <table:table-cell table:style-name="ce43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5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3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3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3" table:formula="of:=SUM([.J4:.J29])" office:value-type="float" office:value="271230" calcext:value-type="float">
            <text:p>271230</text:p>
          </table:table-cell>
          <table:table-cell/>
          <table:table-cell table:style-name="ce43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3"/>
          <table:table-cell table:style-name="ce43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3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3" table:formula="of:=SUM([.H34:.H59])" office:value-type="float" office:value="55400" calcext:value-type="float">
            <text:p>554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9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3"/>
          <table:table-cell table:style-name="ce43" table:formula="of:=SUM([.B63:.F63])" office:value-type="float" office:value="55300" calcext:value-type="float">
            <text:p>55300</text:p>
          </table:table-cell>
          <table:table-cell/>
          <table:table-cell table:style-name="ce67" office:value-type="string" calcext:value-type="string">
            <text:p>shabate sksel enq +600-ov</text:p>
          </table:table-cell>
          <table:table-cell table:style-name="ce67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3" table:formula="of:=SUM([.H64:.H89])" office:value-type="float" office:value="55300" calcext:value-type="float">
            <text:p>55300</text:p>
          </table:table-cell>
          <table:table-cell table:style-name="ce71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9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3"/>
          <table:table-cell table:style-name="ce43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2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9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8"/>
          <table:table-cell table:number-columns-repeated="5"/>
          <table:table-cell table:style-name="ce43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3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4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2" office:value-type="string" calcext:value-type="string">
            <text:p>Գալուստ</text:p>
          </table:table-cell>
          <table:table-cell table:style-name="ce52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4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4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4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3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4" office:value-type="float" office:value="490" calcext:value-type="float">
            <text:p>490</text:p>
          </table:table-cell>
          <table:table-cell table:style-name="ce45" table:number-columns-repeated="2"/>
          <table:table-cell table:style-name="ce64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4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4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20"/>
        <table:table-column table:style-name="co40" table:default-cell-style-name="Default"/>
        <table:table-column table:style-name="co1" table:number-columns-repeated="9" table:default-cell-style-name="Default"/>
        <table:table-row table:style-name="ro3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table:number-columns-repeated="9"/>
          <table:table-cell table:style-name="ce43" office:value-type="float" office:value="20000" calcext:value-type="float">
            <text:p>20000</text:p>
          </table:table-cell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72" office:value-type="string" calcext:value-type="string">
            <text:p>May</text:p>
          </table:table-cell>
          <table:table-cell table:number-columns-repeated="6"/>
          <table:table-cell table:style-name="ce43" office:value-type="float" office:value="7000" calcext:value-type="float">
            <text:p>7000</text:p>
          </table:table-cell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23" office:value-type="float" office:value="1940" calcext:value-type="float">
            <text:p>1940</text:p>
          </table:table-cell>
          <table:table-cell table:number-columns-repeated="8"/>
          <table:table-cell table:style-name="ce43" office:value-type="float" office:value="60000" calcext:value-type="float">
            <text:p>60000</text:p>
          </table:table-cell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4" office:value-type="float" office:value="-2250" calcext:value-type="float">
            <text:p>-22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4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4" office:value-type="float" office:value="-8120" calcext:value-type="float">
            <text:p>-81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4" office:value-type="float" office:value="-1740" calcext:value-type="float">
            <text:p>-174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23" office:value-type="float" office:value="1390" calcext:value-type="float">
            <text:p>139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23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23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4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23" office:value-type="float" office:value="600" calcext:value-type="float">
            <text:p>6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23" office:value-type="float" office:value="1370" calcext:value-type="float">
            <text:p>137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րաչ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արիամ</text:p>
          </table:table-cell>
          <table:table-cell table:style-name="ce123" office:value-type="float" office:value="1070" calcext:value-type="float">
            <text:p>107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Նաիրա</text:p>
          </table:table-cell>
          <table:table-cell table:style-name="ce123" office:value-type="float" office:value="1200" calcext:value-type="float">
            <text:p>12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4" office:value-type="float" office:value="-7410" calcext:value-type="float">
            <text:p>-741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23" office:value-type="float" office:value="1230" calcext:value-type="float">
            <text:p>123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4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4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23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4" office:value-type="float" office:value="-12450" calcext:value-type="float">
            <text:p>-124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23" office:value-type="float" office:value="4320" calcext:value-type="float">
            <text:p>43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Կ</text:p>
          </table:table-cell>
          <table:table-cell table:style-name="ce123" office:value-type="float" office:value="2200" calcext:value-type="float">
            <text:p>22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4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4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4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7"/>
        </table:table-row>
        <table:table-row table:style-name="ro21">
          <table:table-cell table:style-name="ce121" office:value-type="string" calcext:value-type="string">
            <text:p>Թինա</text:p>
          </table:table-cell>
          <table:table-cell table:style-name="ce124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4" office:value-type="float" office:value="-1320" calcext:value-type="float">
            <text:p>-13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4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4" office:value-type="float" office:value="-1320" calcext:value-type="float">
            <text:p>-1320</text:p>
          </table:table-cell>
          <table:table-cell table:number-columns-repeated="9"/>
        </table:table-row>
        <table:table-row table:style-name="ro3">
          <table:table-cell table:style-name="Default"/>
          <table:table-cell/>
          <table:table-cell table:style-name="ce46" table:formula="of:=SUM([.C4:.C32])" office:value-type="float" office:value="99690" calcext:value-type="float">
            <text:p>99690</text:p>
          </table:table-cell>
          <table:table-cell table:formula="of:=SUM([.D4:.D32])" office:value-type="float" office:value="86290" calcext:value-type="float">
            <text:p>86290</text:p>
          </table:table-cell>
          <table:table-cell table:number-columns-repeated="7"/>
        </table:table-row>
        <table:table-row table:style-name="ro3" table:number-rows-repeated="2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նժելա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րեգ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Ստեփան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Հրաչ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րուս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2">
          <table:table-cell table:style-name="ce115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23">
          <table:table-cell table:style-name="ce122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1:11:06.599231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05T11:11:23.626216891</dc:date>
    <meta:editing-duration>P14DT16H12M44S</meta:editing-duration>
    <meta:editing-cycles>3928</meta:editing-cycles>
    <meta:generator>LibreOffice/4.2.8.2$Linux_X86_64 LibreOffice_project/420m0$Build-2</meta:generator>
    <meta:document-statistic meta:table-count="27" meta:cell-count="13255" meta:object-count="0"/>
  </office:meta>
</office:document-meta>
</file>